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style:text-position="0% 100%" style:font-size-asian="10.5pt"/>
    </style:style>
    <style:style style:name="P3" style:family="paragraph" style:parent-style-name="Standard">
      <style:paragraph-properties fo:break-before="page"/>
      <style:text-properties style:text-position="0% 100%" fo:font-weight="bold" style:font-size-asian="10.5pt" style:font-weight-asian="bold" style:font-weight-complex="bold"/>
    </style:style>
    <style:style style:name="T1" style:family="text">
      <style:text-properties style:text-position="super 58%"/>
    </style:style>
    <style:style style:name="T2" style:family="text">
      <style:text-properties style:text-position="super 58%" style:font-size-asian="10.5pt"/>
    </style:style>
    <style:style style:name="T3" style:family="text">
      <style:text-properties style:text-position="0% 100%" style:font-size-asian="10.5pt"/>
    </style:style>
    <style:style style:name="T4" style:family="text">
      <style:text-properties fo:color="#ff0000" style:text-underline-style="solid" style:text-underline-width="auto" style:text-underline-color="font-color"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5">Vorbereitung:</text:span> Das Programm irgendwo speichern, wo es gut erreichbar ist (z.B. auf dem Desktop).</text:p>
      <text:p text:style-name="Standard"/>
      <text:p text:style-name="Standard"><text:span text:style-name="T5">Anwendung:</text:span> </text:p>
      <text:p text:style-name="Standard"><text:span text:style-name="T6">Schritt 1:</text:span> In der Excel-Tabelle die ZDB-IDs oder ISSNs oder beides*<text:span text:style-name="T2">1</text:span> markieren und Strg-C drücken.</text:p>
      <text:p text:style-name="Standard">Schritt 2: Das Programm per Doppelklick starten und in dem sich öffnenden Fenster Strg-V drücken.</text:p>
      <text:p text:style-name="Standard">Schritt 3: Auf ein Hinweisfenster warten.</text:p>
      <text:p text:style-name="Standard">Schritt 4: Zurück in der Excel-Tabelle die Zelle anklicken, die sich in der ersten Zeile des kopierten <text:tab/><text:tab/>Bereiches und in der ersten freien Spalte ganz rechts befindet. Dann Strg-V drücken.</text:p>
      <text:p text:style-name="Standard"/>
      <text:p text:style-name="Standard">Jetzt können Sie mit den eingefügten Ergebnissen anstellen, was Sie wollen; es empfiehlt sich, zunächst die Spaltenbreiten anzupassen und dann die Zeilenhöhen wieder zusammenzustauchen*², sowie Spaltenüberschriften zu vergeben.</text:p>
      <text:p text:style-name="Standard"/>
      <text:p text:style-name="Standard"/>
      <text:p text:style-name="Standard"><text:span text:style-name="T5">Die erzeugten Spalten</text:span> sind: </text:p>
      <text:p text:style-name="P1">1. Link zur SFX-Seite (Wenn die „Zielseite“ (K)ein Volltext verfügbar enthält, ist dies angegeben <text:span text:style-name="T4">*³</text:span>)</text:p>
      <text:p text:style-name="Standard">2. Links der Onlineausgabe (Gemäß der Titelaufnahmedaten der ZDB) *<text:span text:style-name="T2">4</text:span> </text:p>
      <text:p text:style-name="Standard">3. ZDB-ID der Onlineausgabe </text:p>
      <text:p text:style-name="Standard">4. Link zur Titelaufnahmeseite der Onlineausgabe (ZDB)</text:p>
      <text:p text:style-name="Standard">5. DDC-Sachgruppen </text:p>
      <text:p text:style-name="Standard">6. Link zum Berlin-Bestand (ZDB)</text:p>
      <text:p text:style-name="Standard">7. Ebenjener Berlin-Bestand ausgewählter Bibliotheken (nur 1, 1a, 11, 109, 188, 188/***, 578/M) (gekürzt um Angaben zum Standort)</text:p>
      <text:p text:style-name="Standard">8. In Berlin (nur 11, 188, 188/***) und Bayern vergebene RVK-Signaturen. Signaturen der UB Berlin und der UB Regensburg sind hervorgehoben.</text:p>
      <text:p text:style-name="Standard"/>
      <text:p text:style-name="Standard"/>
      <text:p text:style-name="Standard"/>
      <text:p text:style-name="Standard">*<text:span text:style-name="T2">1 </text:span><text:span text:style-name="T3">Wenn nur ISSNs kopiert werden, enthalten die Ergebnisse nur die SFX-Links. Wenn nur ZDB-IDs kopiert werden, enthalten die Ergebnisse alles außer die SFX-Links. Wenn beides kopiert werden soll, ist die Reihenfolge egal. ISSN- und ZDB-ID-Spalte müssen nicht nebeneinander liegen, sie müssen sich aber am rechten und linken Rand des kopierten Bereichs befinden.</text:span></text:p>
      <text:p text:style-name="P2"/>
      <text:p text:style-name="P2">*² Das geht, indem man in der Tabelle Strg-A drückt und dann ganz links, wo die Zeilennummern stehen, auf die Linie zwischen zwei Zeilen doppelklickt.</text:p>
      <text:p text:style-name="P2"/>
      <text:p text:style-name="P2">*³ Auf diese Angaben können Sie sich nicht verlassen. Z.B. steht in den Ergebnissen „Volltext verfügbar“, selbst wenn beispielsweise nur vom Nachfolger der Volltext verfügbar ist. Das Programm arbeitet hier nicht perfekt.</text:p>
      <text:p text:style-name="P2"/>
      <text:p text:style-name="P2">*<text:span text:style-name="T1">4</text:span> Hier ist nur der erste Link aktiv, d.h. ein anklicken des zweiten oder dritten Links (falls vorhanden) führt ebenfalls zur Zielseite des ersten Links. Dies ist eine Limitierung von Microsoft Excel, dort kann man nicht mehrere Hyperlinks in einer Zelle erstellen.</text:p>
      <text:p text:style-name="P3">Anmerkungen: </text:p>
      <text:p text:style-name="P2">1. Die Ergebnisse werden zu keiner Zeit an irgendwelche neue Informationen (z.B. veränderte Werte in der Tabelle oder neue Daten aus dem Internet) angepasst. Für aktualisierte Informationen muss das ganze Prozedere neu durchgeführt werden.</text:p>
      <text:p text:style-name="P2">3. Sämtliche Zeilenangaben in Fehlermeldungen sind relativ zum kopierten Bereich. Wenn Sie die Zeilen 350-400 einer Tabelle kopieren, werden etwaige Fehlermeldungen sich über Zeilen 1-50 beschweren.</text:p>
      <text:p text:style-name="P2">4. Das Programm arbeitet nicht perfekt. Vereinzelt kann es vorkommen, dass in einzelnen Zeilen (deutlich sichtbarer) Unsinn steht. Deshalb und wegen anderer unvorhersehbarer Fehler müssen die Ergebnisse auf Plausibilität geprüft werden.</text:p>
      <text:p text:style-name="P2"/>
      <text:p text:style-name="P2"/>
      <text:p text:style-name="P2">Bei einem „unvorhergesehenen Fehler“ liegt der Fehler wahrscheinlich beim Programmierer. Wenn eine solche Fehlermeldung auftaucht, oder falls Sie eine andere Fehlermeldung nicht nachvollziehen können, wenden Sie sich bitte an <text:a xlink:type="simple" xlink:href="mailto:johannes.linke@gmx.de">johannes.linke@gmx.de</text:a>.</text:p>
      <text:p text:style-name="P2"/>
      <text:p text:style-name="P2">Das Programm ist natürlich veränderbar und erweiterbar. Verbesserungs- und Erweiterungsvorschläge nehme ich gerne entgegen.</text:p>
      <text:p text:style-name="P2"/>
      <text:p text:style-name="P2"/>
      <text:p text:style-name="P2">Die Lizenz ist CC BY-NC-SA 3.0. Den Quellcode gebe ich auf Anfrage gerne weite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Mangal"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314cm" fo:margin-left="2cm" fo:margin-right="1.63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25T23:01:34.63</meta:creation-date>
    <dc:date>2012-07-26T13:29:10.07</dc:date>
    <meta:editing-duration>PT16H6M54S</meta:editing-duration>
    <meta:editing-cycles>13</meta:editing-cycles>
    <meta:generator>LibreOffice/3.5$Windows_x86 LibreOffice_project/281b639-6baa1d3-ef66a77-d866f25-f36d45f</meta:generator>
    <meta:document-statistic meta:table-count="0" meta:image-count="0" meta:object-count="0" meta:page-count="2" meta:paragraph-count="27" meta:word-count="503" meta:character-count="3491" meta:non-whitespace-character-count="3013"/>
  </office:meta>
</office:document-meta>
</file>